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vertical-align="middle" draw:auto-grow-height="false"/>
    </style:style>
    <style:style style:name="gr2" style:family="graphic" style:parent-style-name="Unboxed_20_Text">
      <style:graphic-properties draw:auto-grow-width="true" fo:min-height="0.399cm" fo:min-width="0cm"/>
    </style:style>
    <style:style style:name="gr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 draw:shadow="hidden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vertical-align="middle" draw:auto-grow-height="false"/>
    </style:style>
    <style:style style:name="gr6" style:family="graphic" style:parent-style-name="standard">
      <style:graphic-properties draw:marker-start="Circle" draw:marker-start-width="0.203cm" draw:textarea-vertical-align="middle" draw:shadow="hidden" draw:shadow-offset-x="0.203cm" draw:shadow-offset-y="0.203cm"/>
    </style:style>
    <style:style style:name="gr7" style:family="graphic" style:parent-style-name="Unboxed_20_Text">
      <style:graphic-properties draw:auto-grow-width="true" fo:min-height="0cm" fo:min-width="0cm"/>
    </style:style>
    <style:style style:name="gr8" style:family="graphic" style:parent-style-name="objectwithoutfill">
      <style:graphic-properties draw:marker-end="Arrow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Unboxed_20_Text">
      <style:graphic-properties draw:auto-grow-width="true" fo:min-height="0.2cm" fo:min-width="0cm"/>
    </style:style>
    <style:style style:name="gr11" style:family="graphic" style:parent-style-name="Small_20_Unboxed_20_Text">
      <style:graphic-properties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0.762cm" draw:transform="rotate (1.5707963267949) translate (8.89cm 11.43cm)">
          <text:p text:style-name="P1">Main Power 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.459cm" svg:height="0.399cm" svg:x="11.702cm" svg:y="2.621cm">
          <draw:text-box>
            <text:p>Starter</text:p>
          </draw:text-box>
        </draw:frame>
        <draw:frame draw:style-name="gr3" draw:layer="layout" svg:width="0.552cm" svg:height="1.245cm" svg:x="24.837cm" svg:y="16.404cm">
          <draw:text-box>
            <text:p/>
          </draw:text-box>
        </draw:frame>
        <draw:g>
          <draw:g>
            <draw:g>
              <draw:line draw:style-name="gr4" draw:text-style-name="P1" draw:layer="layout" svg:x1="10.714cm" svg:y1="2.886cm" svg:x2="11.219cm" svg:y2="2.886cm">
                <text:p/>
              </draw:line>
              <draw:line draw:style-name="gr4" draw:text-style-name="P1" draw:layer="layout" svg:x1="11.018cm" svg:y1="2.695cm" svg:x2="11.219cm" svg:y2="2.886cm">
                <text:p/>
              </draw:line>
              <draw:line draw:style-name="gr4" draw:text-style-name="P1" draw:layer="layout" svg:x1="11.018cm" svg:y1="3.077cm" svg:x2="11.219cm" svg:y2="2.886cm">
                <text:p/>
              </draw:line>
            </draw:g>
            <draw:g>
              <draw:line draw:style-name="gr4" draw:text-style-name="P1" draw:layer="layout" svg:x1="11.376cm" svg:y1="2.886cm" svg:x2="11.73cm" svg:y2="2.886cm">
                <text:p/>
              </draw:line>
              <draw:line draw:style-name="gr4" draw:text-style-name="P1" draw:layer="layout" svg:x1="11.175cm" svg:y1="2.695cm" svg:x2="11.376cm" svg:y2="2.886cm">
                <text:p/>
              </draw:line>
              <draw:line draw:style-name="gr4" draw:text-style-name="P1" draw:layer="layout" svg:x1="11.175cm" svg:y1="3.077cm" svg:x2="11.376cm" svg:y2="2.886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3cm" svg:y="2.76cm" svg:viewBox="0 0 362 126" svg:d="M0 126c182-284 362 0 362 0">
                <text:p/>
              </draw:path>
              <draw:path draw:style-name="gr4" draw:text-style-name="P1" draw:layer="layout" svg:width="0.361cm" svg:height="0.125cm" svg:x="10.207cm" svg:y="2.888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697cm" svg:y="2.81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69cm" svg:y="2.81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" draw:text-style-name="P1" draw:layer="layout" svg:width="7.62cm" svg:height="0.762cm" draw:transform="rotate (1.5707963267949) translate (8.763cm 20.32cm)">
          <text:p text:style-name="P1">Endurance 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2.424cm" svg:height="0.399cm" svg:x="11.702cm" svg:y="3.764cm">
          <draw:text-box>
            <text:p>Landing Light</text:p>
          </draw:text-box>
        </draw:frame>
        <draw:frame draw:style-name="gr2" draw:layer="layout" svg:width="1.852cm" svg:height="0.399cm" svg:x="11.702cm" svg:y="4.908cm">
          <draw:text-box>
            <text:p>Taxi Light</text:p>
          </draw:text-box>
        </draw:frame>
        <draw:frame draw:style-name="gr2" draw:layer="layout" svg:width="2.83cm" svg:height="0.399cm" svg:x="11.702cm" svg:y="7.195cm">
          <draw:text-box>
            <text:p>Autopilot Servos</text:p>
          </draw:text-box>
        </draw:frame>
        <draw:frame draw:style-name="gr2" draw:layer="layout" svg:width="1.137cm" svg:height="0.399cm" svg:x="11.702cm" svg:y="9.482cm">
          <draw:text-box>
            <text:p>TBD</text:p>
          </draw:text-box>
        </draw:frame>
        <draw:frame draw:style-name="gr2" draw:layer="layout" svg:width="1.137cm" svg:height="0.37cm" svg:x="11.702cm" svg:y="10.639cm">
          <draw:text-box>
            <text:p>TBD</text:p>
          </draw:text-box>
        </draw:frame>
        <draw:frame draw:style-name="gr2" draw:layer="layout" svg:width="1.209cm" svg:height="0.399cm" svg:x="11.701cm" svg:y="13.244cm">
          <draw:text-box>
            <text:p>EFIS</text:p>
          </draw:text-box>
        </draw:frame>
        <draw:frame draw:style-name="gr2" draw:layer="layout" svg:width="2.555cm" svg:height="0.399cm" svg:x="11.702cm" svg:y="14.004cm">
          <draw:text-box>
            <text:p>Magnetometer</text:p>
          </draw:text-box>
        </draw:frame>
        <draw:frame draw:style-name="gr2" draw:layer="layout" svg:width="1.383cm" svg:height="0.399cm" svg:x="11.701cm" svg:y="14.763cm">
          <draw:text-box>
            <text:p>AHRS</text:p>
          </draw:text-box>
        </draw:frame>
        <draw:frame draw:style-name="gr2" draw:layer="layout" svg:width="2.623cm" svg:height="0.399cm" svg:x="11.702cm" svg:y="15.523cm">
          <draw:text-box>
            <text:p>Comm Radio 1</text:p>
          </draw:text-box>
        </draw:frame>
        <draw:frame draw:style-name="gr2" draw:layer="layout" svg:width="2.301cm" svg:height="0.399cm" svg:x="11.701cm" svg:y="16.283cm">
          <draw:text-box>
            <text:p>Transponder</text:p>
          </draw:text-box>
        </draw:frame>
        <draw:frame draw:style-name="gr2" draw:layer="layout" svg:width="2.263cm" svg:height="0.399cm" svg:x="11.702cm" svg:y="17.043cm">
          <draw:text-box>
            <text:p>Panel Lights</text:p>
          </draw:text-box>
        </draw:frame>
        <draw:frame draw:style-name="gr2" draw:layer="layout" svg:width="1.137cm" svg:height="0.399cm" svg:x="11.702cm" svg:y="17.802cm">
          <draw:text-box>
            <text:p>TBD</text:p>
          </draw:text-box>
        </draw:frame>
        <draw:frame draw:style-name="gr2" draw:layer="layout" svg:width="1.137cm" svg:height="0.399cm" svg:x="11.702cm" svg:y="18.562cm">
          <draw:text-box>
            <text:p>TBD</text:p>
          </draw:text-box>
        </draw:frame>
        <draw:g xml:id="id1" draw:id="id1">
          <draw:glue-point draw:id="4" svg:x="-4.746cm" svg:y="5.123cm"/>
          <draw:glue-point draw:id="5" svg:x="4.595cm" svg:y="4.876cm"/>
          <draw:glue-point draw:id="6" svg:x="-4.694cm" svg:y="4.612cm"/>
          <draw:line draw:style-name="gr6" draw:text-style-name="P1" draw:layer="layout" svg:x1="19.5cm" svg:y1="6.373cm" svg:x2="20.262cm" svg:y2="6.373cm">
            <text:p/>
          </draw:line>
          <draw:line draw:style-name="gr6" draw:text-style-name="P1" draw:layer="layout" svg:x1="22.148cm" svg:y1="6.373cm" svg:x2="21.386cm" svg:y2="6.373cm">
            <text:p/>
          </draw:line>
          <draw:line draw:style-name="gr4" draw:text-style-name="P1" draw:layer="layout" svg:x1="20.262cm" svg:y1="6.374cm" svg:x2="21.246cm" svg:y2="5.806cm">
            <text:p/>
          </draw:line>
        </draw:g>
        <draw:frame draw:style-name="gr7" draw:layer="layout" svg:width="1.442cm" svg:height="0.607cm" svg:x="20.148cm" svg:y="6.439cm">
          <draw:text-box>
            <text:p>Strobe</text:p>
          </draw:text-box>
        </draw:frame>
        <draw:line draw:style-name="gr8" draw:text-style-name="P1" draw:layer="layout" svg:x1="23.075cm" svg:y1="5.775cm" svg:x2="27.431cm" svg:y2="5.775cm">
          <text:p/>
        </draw:line>
        <draw:line draw:style-name="gr8" draw:text-style-name="P1" draw:layer="layout" svg:x1="23.075cm" svg:y1="6.975cm" svg:x2="27.506cm" svg:y2="6.975cm">
          <text:p/>
        </draw:line>
        <draw:line draw:style-name="gr9" draw:text-style-name="P1" draw:layer="layout" svg:x1="23.075cm" svg:y1="5.775cm" svg:x2="22.116cm" svg:y2="6.34cm">
          <text:p/>
        </draw:line>
        <draw:line draw:style-name="gr9" draw:text-style-name="P1" draw:layer="layout" svg:x1="23.075cm" svg:y1="6.968cm" svg:x2="22.116cm" svg:y2="6.43cm">
          <text:p/>
        </draw:line>
        <draw:frame draw:style-name="gr7" draw:layer="layout" svg:width="2.881cm" svg:height="0.607cm" svg:x="27.509cm" svg:y="5.488cm">
          <draw:text-box>
            <text:p>Left Wing Strobe</text:p>
          </draw:text-box>
        </draw:frame>
        <draw:frame draw:style-name="gr7" draw:layer="layout" svg:width="3.093cm" svg:height="0.607cm" svg:x="27.509cm" svg:y="6.663cm">
          <draw:text-box>
            <text:p>Right Wing Strobe</text:p>
          </draw:text-box>
        </draw:frame>
        <draw:frame draw:style-name="gr10" draw:layer="layout" svg:width="2.276cm" svg:height="0.963cm" svg:x="23.736cm" svg:y="5.278cm">
          <draw:text-box>
            <text:p>LIGHT4</text:p>
            <text:p>20AWG Red</text:p>
          </draw:text-box>
        </draw:frame>
        <draw:frame draw:style-name="gr10" draw:layer="layout" svg:width="2.276cm" svg:height="0.963cm" svg:x="23.736cm" svg:y="6.503cm">
          <draw:text-box>
            <text:p>LIGHT6</text:p>
            <text:p>20AWG Red</text:p>
          </draw:text-box>
        </draw:frame>
        <draw:frame draw:style-name="gr11" draw:layer="layout" svg:width="1.158cm" svg:height="0.963cm" svg:x="9.57cm" svg:y="5.497cm">
          <draw:text-box>
            <text:p>STRB</text:p>
            <text:p>5A</text:p>
          </draw:text-box>
        </draw:frame>
        <draw:g>
          <draw:g>
            <draw:g>
              <draw:line draw:style-name="gr4" draw:text-style-name="P1" draw:layer="layout" svg:x1="10.714cm" svg:y1="4.039cm" svg:x2="11.219cm" svg:y2="4.039cm">
                <text:p/>
              </draw:line>
              <draw:line draw:style-name="gr4" draw:text-style-name="P1" draw:layer="layout" svg:x1="11.018cm" svg:y1="3.848cm" svg:x2="11.219cm" svg:y2="4.039cm">
                <text:p/>
              </draw:line>
              <draw:line draw:style-name="gr4" draw:text-style-name="P1" draw:layer="layout" svg:x1="11.018cm" svg:y1="4.23cm" svg:x2="11.219cm" svg:y2="4.039cm">
                <text:p/>
              </draw:line>
            </draw:g>
            <draw:g>
              <draw:line draw:style-name="gr4" draw:text-style-name="P1" draw:layer="layout" svg:x1="11.376cm" svg:y1="4.039cm" svg:x2="11.73cm" svg:y2="4.039cm">
                <text:p/>
              </draw:line>
              <draw:line draw:style-name="gr4" draw:text-style-name="P1" draw:layer="layout" svg:x1="11.175cm" svg:y1="3.848cm" svg:x2="11.376cm" svg:y2="4.039cm">
                <text:p/>
              </draw:line>
              <draw:line draw:style-name="gr4" draw:text-style-name="P1" draw:layer="layout" svg:x1="11.175cm" svg:y1="4.23cm" svg:x2="11.376cm" svg:y2="4.039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3cm" svg:y="3.913cm" svg:viewBox="0 0 362 126" svg:d="M0 126c182-284 362 0 362 0">
                <text:p/>
              </draw:path>
              <draw:path draw:style-name="gr4" draw:text-style-name="P1" draw:layer="layout" svg:width="0.361cm" svg:height="0.125cm" svg:x="10.207cm" svg:y="4.041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697cm" svg:y="3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69cm" svg:y="3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g>
              <draw:line draw:style-name="gr4" draw:text-style-name="P1" draw:layer="layout" svg:x1="10.714cm" svg:y1="5.192cm" svg:x2="11.219cm" svg:y2="5.192cm">
                <text:p/>
              </draw:line>
              <draw:line draw:style-name="gr4" draw:text-style-name="P1" draw:layer="layout" svg:x1="11.018cm" svg:y1="5.001cm" svg:x2="11.219cm" svg:y2="5.192cm">
                <text:p/>
              </draw:line>
              <draw:line draw:style-name="gr4" draw:text-style-name="P1" draw:layer="layout" svg:x1="11.018cm" svg:y1="5.383cm" svg:x2="11.219cm" svg:y2="5.192cm">
                <text:p/>
              </draw:line>
            </draw:g>
            <draw:g>
              <draw:line draw:style-name="gr4" draw:text-style-name="P1" draw:layer="layout" svg:x1="11.376cm" svg:y1="5.192cm" svg:x2="11.73cm" svg:y2="5.192cm">
                <text:p/>
              </draw:line>
              <draw:line draw:style-name="gr4" draw:text-style-name="P1" draw:layer="layout" svg:x1="11.175cm" svg:y1="5.001cm" svg:x2="11.376cm" svg:y2="5.192cm">
                <text:p/>
              </draw:line>
              <draw:line draw:style-name="gr4" draw:text-style-name="P1" draw:layer="layout" svg:x1="11.175cm" svg:y1="5.383cm" svg:x2="11.376cm" svg:y2="5.192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3cm" svg:y="5.066cm" svg:viewBox="0 0 362 126" svg:d="M0 126c182-284 362 0 362 0">
                <text:p/>
              </draw:path>
              <draw:path draw:style-name="gr4" draw:text-style-name="P1" draw:layer="layout" svg:width="0.361cm" svg:height="0.125cm" svg:x="10.207cm" svg:y="5.194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697cm" svg:y="5.1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69cm" svg:y="5.1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xml:id="id2" draw:id="id2">
          <draw:g>
            <draw:g>
              <draw:line draw:style-name="gr4" draw:text-style-name="P1" draw:layer="layout" svg:x1="10.714cm" svg:y1="6.345cm" svg:x2="11.219cm" svg:y2="6.345cm">
                <text:p/>
              </draw:line>
              <draw:line draw:style-name="gr4" draw:text-style-name="P1" draw:layer="layout" svg:x1="11.018cm" svg:y1="6.154cm" svg:x2="11.219cm" svg:y2="6.345cm">
                <text:p/>
              </draw:line>
              <draw:line draw:style-name="gr4" draw:text-style-name="P1" draw:layer="layout" svg:x1="11.018cm" svg:y1="6.536cm" svg:x2="11.219cm" svg:y2="6.345cm">
                <text:p/>
              </draw:line>
            </draw:g>
            <draw:g>
              <draw:line draw:style-name="gr4" draw:text-style-name="P1" draw:layer="layout" svg:x1="11.376cm" svg:y1="6.345cm" svg:x2="11.73cm" svg:y2="6.345cm">
                <text:p/>
              </draw:line>
              <draw:line draw:style-name="gr4" draw:text-style-name="P1" draw:layer="layout" svg:x1="11.175cm" svg:y1="6.154cm" svg:x2="11.376cm" svg:y2="6.345cm">
                <text:p/>
              </draw:line>
              <draw:line draw:style-name="gr4" draw:text-style-name="P1" draw:layer="layout" svg:x1="11.175cm" svg:y1="6.536cm" svg:x2="11.376cm" svg:y2="6.345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3cm" svg:y="6.219cm" svg:viewBox="0 0 362 126" svg:d="M0 126c182-284 362 0 362 0">
                <text:p/>
              </draw:path>
              <draw:path draw:style-name="gr4" draw:text-style-name="P1" draw:layer="layout" svg:width="0.361cm" svg:height="0.125cm" svg:x="10.207cm" svg:y="6.347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697cm" svg:y="6.2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69cm" svg:y="6.2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g>
              <draw:line draw:style-name="gr4" draw:text-style-name="P1" draw:layer="layout" svg:x1="10.714cm" svg:y1="7.497cm" svg:x2="11.219cm" svg:y2="7.497cm">
                <text:p/>
              </draw:line>
              <draw:line draw:style-name="gr4" draw:text-style-name="P1" draw:layer="layout" svg:x1="11.018cm" svg:y1="7.306cm" svg:x2="11.219cm" svg:y2="7.497cm">
                <text:p/>
              </draw:line>
              <draw:line draw:style-name="gr4" draw:text-style-name="P1" draw:layer="layout" svg:x1="11.018cm" svg:y1="7.688cm" svg:x2="11.219cm" svg:y2="7.497cm">
                <text:p/>
              </draw:line>
            </draw:g>
            <draw:g>
              <draw:line draw:style-name="gr4" draw:text-style-name="P1" draw:layer="layout" svg:x1="11.376cm" svg:y1="7.497cm" svg:x2="11.73cm" svg:y2="7.497cm">
                <text:p/>
              </draw:line>
              <draw:line draw:style-name="gr4" draw:text-style-name="P1" draw:layer="layout" svg:x1="11.175cm" svg:y1="7.306cm" svg:x2="11.376cm" svg:y2="7.497cm">
                <text:p/>
              </draw:line>
              <draw:line draw:style-name="gr4" draw:text-style-name="P1" draw:layer="layout" svg:x1="11.175cm" svg:y1="7.688cm" svg:x2="11.376cm" svg:y2="7.497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3cm" svg:y="7.371cm" svg:viewBox="0 0 362 126" svg:d="M0 126c182-284 362 0 362 0">
                <text:p/>
              </draw:path>
              <draw:path draw:style-name="gr4" draw:text-style-name="P1" draw:layer="layout" svg:width="0.361cm" svg:height="0.125cm" svg:x="10.207cm" svg:y="7.499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697cm" svg:y="7.4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69cm" svg:y="7.4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xml:id="id4" draw:id="id4">
          <draw:g>
            <draw:g>
              <draw:line draw:style-name="gr4" draw:text-style-name="P1" draw:layer="layout" svg:x1="10.714cm" svg:y1="8.65cm" svg:x2="11.219cm" svg:y2="8.65cm">
                <text:p/>
              </draw:line>
              <draw:line draw:style-name="gr4" draw:text-style-name="P1" draw:layer="layout" svg:x1="11.018cm" svg:y1="8.459cm" svg:x2="11.219cm" svg:y2="8.65cm">
                <text:p/>
              </draw:line>
              <draw:line draw:style-name="gr4" draw:text-style-name="P1" draw:layer="layout" svg:x1="11.018cm" svg:y1="8.841cm" svg:x2="11.219cm" svg:y2="8.65cm">
                <text:p/>
              </draw:line>
            </draw:g>
            <draw:g>
              <draw:line draw:style-name="gr4" draw:text-style-name="P1" draw:layer="layout" svg:x1="11.376cm" svg:y1="8.65cm" svg:x2="11.73cm" svg:y2="8.65cm">
                <text:p/>
              </draw:line>
              <draw:line draw:style-name="gr4" draw:text-style-name="P1" draw:layer="layout" svg:x1="11.175cm" svg:y1="8.459cm" svg:x2="11.376cm" svg:y2="8.65cm">
                <text:p/>
              </draw:line>
              <draw:line draw:style-name="gr4" draw:text-style-name="P1" draw:layer="layout" svg:x1="11.175cm" svg:y1="8.841cm" svg:x2="11.376cm" svg:y2="8.65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3cm" svg:y="8.524cm" svg:viewBox="0 0 362 126" svg:d="M0 126c182-284 362 0 362 0">
                <text:p/>
              </draw:path>
              <draw:path draw:style-name="gr4" draw:text-style-name="P1" draw:layer="layout" svg:width="0.361cm" svg:height="0.125cm" svg:x="10.207cm" svg:y="8.652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697cm" svg:y="8.5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69cm" svg:y="8.5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g>
              <draw:line draw:style-name="gr4" draw:text-style-name="P1" draw:layer="layout" svg:x1="10.714cm" svg:y1="9.803cm" svg:x2="11.219cm" svg:y2="9.803cm">
                <text:p/>
              </draw:line>
              <draw:line draw:style-name="gr4" draw:text-style-name="P1" draw:layer="layout" svg:x1="11.018cm" svg:y1="9.612cm" svg:x2="11.219cm" svg:y2="9.803cm">
                <text:p/>
              </draw:line>
              <draw:line draw:style-name="gr4" draw:text-style-name="P1" draw:layer="layout" svg:x1="11.018cm" svg:y1="9.994cm" svg:x2="11.219cm" svg:y2="9.803cm">
                <text:p/>
              </draw:line>
            </draw:g>
            <draw:g>
              <draw:line draw:style-name="gr4" draw:text-style-name="P1" draw:layer="layout" svg:x1="11.376cm" svg:y1="9.803cm" svg:x2="11.73cm" svg:y2="9.803cm">
                <text:p/>
              </draw:line>
              <draw:line draw:style-name="gr4" draw:text-style-name="P1" draw:layer="layout" svg:x1="11.175cm" svg:y1="9.612cm" svg:x2="11.376cm" svg:y2="9.803cm">
                <text:p/>
              </draw:line>
              <draw:line draw:style-name="gr4" draw:text-style-name="P1" draw:layer="layout" svg:x1="11.175cm" svg:y1="9.994cm" svg:x2="11.376cm" svg:y2="9.803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3cm" svg:y="9.677cm" svg:viewBox="0 0 362 126" svg:d="M0 126c182-284 362 0 362 0">
                <text:p/>
              </draw:path>
              <draw:path draw:style-name="gr4" draw:text-style-name="P1" draw:layer="layout" svg:width="0.361cm" svg:height="0.125cm" svg:x="10.207cm" svg:y="9.805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697cm" svg:y="9.7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69cm" svg:y="9.7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g>
              <draw:line draw:style-name="gr4" draw:text-style-name="P1" draw:layer="layout" svg:x1="10.714cm" svg:y1="10.956cm" svg:x2="11.219cm" svg:y2="10.956cm">
                <text:p/>
              </draw:line>
              <draw:line draw:style-name="gr4" draw:text-style-name="P1" draw:layer="layout" svg:x1="11.018cm" svg:y1="10.765cm" svg:x2="11.219cm" svg:y2="10.956cm">
                <text:p/>
              </draw:line>
              <draw:line draw:style-name="gr4" draw:text-style-name="P1" draw:layer="layout" svg:x1="11.018cm" svg:y1="11.147cm" svg:x2="11.219cm" svg:y2="10.956cm">
                <text:p/>
              </draw:line>
            </draw:g>
            <draw:g>
              <draw:line draw:style-name="gr4" draw:text-style-name="P1" draw:layer="layout" svg:x1="11.376cm" svg:y1="10.956cm" svg:x2="11.73cm" svg:y2="10.956cm">
                <text:p/>
              </draw:line>
              <draw:line draw:style-name="gr4" draw:text-style-name="P1" draw:layer="layout" svg:x1="11.175cm" svg:y1="10.765cm" svg:x2="11.376cm" svg:y2="10.956cm">
                <text:p/>
              </draw:line>
              <draw:line draw:style-name="gr4" draw:text-style-name="P1" draw:layer="layout" svg:x1="11.175cm" svg:y1="11.147cm" svg:x2="11.376cm" svg:y2="10.956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3cm" svg:y="10.83cm" svg:viewBox="0 0 362 126" svg:d="M0 126c182-284 362 0 362 0">
                <text:p/>
              </draw:path>
              <draw:path draw:style-name="gr4" draw:text-style-name="P1" draw:layer="layout" svg:width="0.361cm" svg:height="0.125cm" svg:x="10.207cm" svg:y="10.958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697cm" svg:y="10.8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69cm" svg:y="10.8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onnector draw:style-name="gr4" draw:text-style-name="P1" draw:layer="layout" draw:line-skew="-0.625cm" svg:x1="19.568cm" svg:y1="6.374cm" svg:x2="11.73cm" svg:y2="6.345cm" draw:start-shape="id1" draw:start-glue-point="4" draw:end-shape="id2" draw:end-glue-point="1" svg:d="M19568 6374v-24h-3940v-5h-3898" svg:viewBox="0 0 7839 30">
          <text:p/>
        </draw:connector>
        <draw:frame draw:style-name="gr2" draw:layer="layout" svg:width="2.276cm" svg:height="0.399cm" svg:x="11.702cm" svg:y="6.051cm">
          <draw:text-box>
            <text:p>20AWG Red</text:p>
          </draw:text-box>
        </draw:frame>
        <draw:g xml:id="id3" draw:id="id3">
          <draw:glue-point draw:id="4" svg:x="-4.746cm" svg:y="5.123cm"/>
          <draw:glue-point draw:id="5" svg:x="4.595cm" svg:y="4.876cm"/>
          <draw:glue-point draw:id="6" svg:x="-4.694cm" svg:y="4.612cm"/>
          <draw:line draw:style-name="gr6" draw:text-style-name="P1" draw:layer="layout" svg:x1="19.5cm" svg:y1="8.636cm" svg:x2="20.262cm" svg:y2="8.636cm">
            <text:p/>
          </draw:line>
          <draw:line draw:style-name="gr6" draw:text-style-name="P1" draw:layer="layout" svg:x1="22.148cm" svg:y1="8.636cm" svg:x2="21.386cm" svg:y2="8.636cm">
            <text:p/>
          </draw:line>
          <draw:line draw:style-name="gr4" draw:text-style-name="P1" draw:layer="layout" svg:x1="20.262cm" svg:y1="8.637cm" svg:x2="21.246cm" svg:y2="8.069cm">
            <text:p/>
          </draw:line>
        </draw:g>
        <draw:frame draw:style-name="gr7" draw:layer="layout" svg:width="1.641cm" svg:height="0.607cm" svg:x="20.05cm" svg:y="8.702cm">
          <draw:text-box>
            <text:p>Position</text:p>
          </draw:text-box>
        </draw:frame>
        <draw:line draw:style-name="gr8" draw:text-style-name="P1" draw:layer="layout" svg:x1="23.075cm" svg:y1="8.038cm" svg:x2="27.431cm" svg:y2="8.038cm">
          <text:p/>
        </draw:line>
        <draw:line draw:style-name="gr8" draw:text-style-name="P1" draw:layer="layout" svg:x1="23.075cm" svg:y1="9.238cm" svg:x2="27.506cm" svg:y2="9.238cm">
          <text:p/>
        </draw:line>
        <draw:line draw:style-name="gr9" draw:text-style-name="P1" draw:layer="layout" svg:x1="23.075cm" svg:y1="8.038cm" svg:x2="22.116cm" svg:y2="8.603cm">
          <text:p/>
        </draw:line>
        <draw:line draw:style-name="gr9" draw:text-style-name="P1" draw:layer="layout" svg:x1="23.075cm" svg:y1="9.231cm" svg:x2="22.116cm" svg:y2="8.693cm">
          <text:p/>
        </draw:line>
        <draw:frame draw:style-name="gr7" draw:layer="layout" svg:width="4.024cm" svg:height="0.607cm" svg:x="27.509cm" svg:y="7.751cm">
          <draw:text-box>
            <text:p>Left Wing Position Lights</text:p>
          </draw:text-box>
        </draw:frame>
        <draw:frame draw:style-name="gr7" draw:layer="layout" svg:width="4.236cm" svg:height="0.607cm" svg:x="27.509cm" svg:y="8.926cm">
          <draw:text-box>
            <text:p>Right Wing Position Lights</text:p>
          </draw:text-box>
        </draw:frame>
        <draw:frame draw:style-name="gr10" draw:layer="layout" svg:width="2.276cm" svg:height="0.963cm" svg:x="23.736cm" svg:y="7.541cm">
          <draw:text-box>
            <text:p>LIGHT3</text:p>
            <text:p>20AWG Red</text:p>
          </draw:text-box>
        </draw:frame>
        <draw:frame draw:style-name="gr10" draw:layer="layout" svg:width="2.276cm" svg:height="0.963cm" svg:x="23.736cm" svg:y="8.766cm">
          <draw:text-box>
            <text:p>LIGHT5</text:p>
            <text:p>20AWG Red</text:p>
          </draw:text-box>
        </draw:frame>
        <draw:connector draw:style-name="gr4" draw:text-style-name="P1" draw:layer="layout" draw:line-skew="-0.577cm" svg:x1="19.568cm" svg:y1="8.637cm" svg:x2="11.73cm" svg:y2="8.65cm" draw:start-shape="id3" draw:start-glue-point="4" draw:end-shape="id4" draw:end-glue-point="1" svg:d="M19568 8637v24h-3940v-11h-3898" svg:viewBox="0 0 7839 25">
          <text:p/>
        </draw:connector>
        <draw:frame draw:style-name="gr2" draw:layer="layout" svg:width="2.344cm" svg:height="0.399cm" svg:x="11.702cm" svg:y="8.338cm">
          <draw:text-box>
            <text:p>20 AWG Red</text:p>
          </draw:text-box>
        </draw:frame>
        <draw:frame draw:style-name="gr11" draw:layer="layout" svg:width="1.201cm" svg:height="0.963cm" svg:x="9.549cm" svg:y="7.791cm">
          <draw:text-box>
            <text:p>POSN</text:p>
            <text:p>5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textarea-vertical-align="middle" draw:auto-grow-height="false"/>
      <style:paragraph-properties fo:text-align="center"/>
      <style:text-properties fo:font-size="1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Box" style:display-name="Title Box" style:family="graphic" style:parent-style-name="standard">
      <style:graphic-properties draw:textarea-vertical-align="middle" draw:auto-grow-height="false"/>
      <style:paragraph-properties fo:text-align="center"/>
      <style:text-properties fo:font-size="14pt"/>
    </style:style>
    <style:style style:name="Boxed_20_Text" style:display-name="Boxed Text" style:family="graphic" style:parent-style-name="standard">
      <style:graphic-properties draw:auto-grow-height="false"/>
    </style:style>
    <style:style style:name="Unboxed_20_Text" style:display-name="Unboxed Text" style:family="graphic" style:parent-style-name="Boxed_20_Text">
      <style:graphic-properties draw:stroke="none" svg:stroke-color="#ffffff" draw:fill="solid" draw:fill-color="#ffffff" draw:fill-image-width="0cm" draw:fill-image-height="0cm"/>
      <style:text-properties style:font-name="Liberation Sans2" fo:font-family="'Liberation Sans'" style:font-style-name="Regular" style:font-family-generic="swiss" style:font-pitch="variable" fo:font-size="9pt"/>
    </style:style>
    <style:style style:name="Small_20_Unboxed_20_Text" style:display-name="Small Unboxed Text" style:family="graphic" style:parent-style-name="Unboxed_20_Text">
      <style:graphic-properties draw:stroke="none" draw:fill="none"/>
      <style:text-properties fo:font-size="7pt"/>
    </style:style>
  </office:styles>
  <office:automatic-styles>
    <style:page-layout style:name="PM0">
      <style:page-layout-properties fo:margin-top="0.635cm" fo:margin-bottom="0.635cm" fo:margin-left="0.635cm" fo:margin-right="0.635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textarea-vertical-align="middle" draw:auto-grow-height="false"/>
    </style:style>
    <style:style style:name="Mgr2" style:family="graphic" style:parent-style-name="Boxed_20_Text">
      <style:graphic-properties draw:textarea-vertical-align="middle" style:protect="size"/>
    </style:style>
    <style:style style:name="Mgr3" style:family="graphic" style:parent-style-name="Boxed_20_Text">
      <style:graphic-properties draw:textarea-vertical-align="middle"/>
    </style:style>
    <style:style style:name="Mgr4" style:family="graphic" style:parent-style-name="Title_20_Box">
      <style:graphic-properties fo:min-height="2.29cm" fo:min-width="7.12cm"/>
    </style:style>
    <style:style style:name="MP1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custom-shape draw:style-name="Mgr1" draw:text-style-name="MP1" draw:layer="backgroundobjects" svg:width="38.1cm" svg:height="25.4cm" svg:x="2.54cm" svg:y="1.27cm">
        <text:p/>
        <draw:enhanced-geometry svg:viewBox="0 0 21600 21600" draw:type="rectangle" draw:enhanced-path="M 0 0 L 21600 0 21600 21600 0 21600 0 0 Z N"/>
      </draw:custom-shape>
      <draw:g>
        <draw:custom-shape draw:style-name="Mgr2" draw:text-style-name="MP1" draw:layer="backgroundobjects" svg:width="3.81cm" svg:height="0.635cm" svg:x="33.02cm" svg:y="24.13cm">
          <text:p text:style-name="MP1">Drawing #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4.765cm">
          <text:p text:style-name="MP1">Modified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5.4cm">
          <text:p text:style-name="MP1">Created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6.035cm">
          <text:p text:style-name="MP1">Drawn By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4.13cm">
          <text:p text:style-name="MP1">OVER-1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4.765cm">
          <text:p text:style-name="MP1"><text:date style:data-style-name="D4" text:date-value="2016-07-27">07/27/2016</text:date>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5.4cm">
          <text:p text:style-name="MP1"><text:date style:data-style-name="D4" text:date-value="2016-07-24" text:fixed="true">07/24/2016</text:date>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6.035cm">
          <text:p text:style-name="MP1">Art Zemon</text:p>
          <draw:enhanced-geometry svg:viewBox="0 0 21600 21600" draw:type="rectangle" draw:enhanced-path="M 0 0 L 21600 0 21600 21600 0 21600 0 0 Z N"/>
        </draw:custom-shape>
        <draw:custom-shape draw:style-name="Mgr3" draw:text-style-name="MP1" draw:layer="backgroundobjects" svg:width="15.24cm" svg:height="0.762cm" svg:x="25.4cm" svg:y="23.368cm">
          <text:p text:style-name="MP1">Bede BD-4C N114AC</text:p>
          <draw:enhanced-geometry svg:viewBox="0 0 21600 21600" draw:type="rectangle" draw:enhanced-path="M 0 0 L 21600 0 21600 21600 0 21600 0 0 Z N"/>
        </draw:custom-shape>
        <draw:custom-shape draw:style-name="Mgr4" draw:layer="backgroundobjects" svg:width="7.62cm" svg:height="2.54cm" svg:x="25.4cm" svg:y="24.13cm">
          <text:p>Overview &amp; Power Distribution</text:p>
          <draw:enhanced-geometry svg:viewBox="0 0 21600 21600" draw:type="rectangle" draw:enhanced-path="M 0 0 L 21600 0 21600 21600 0 21600 0 0 Z N"/>
        </draw:custom-shape>
      </draw:g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 Zemon</meta:initial-creator>
    <meta:creation-date>2016-07-24T17:03:41.936731635</meta:creation-date>
    <dc:date>2016-07-27T20:27:06.518827945</dc:date>
    <dc:creator>Art Zemon</dc:creator>
    <meta:editing-duration>PT4H13M57S</meta:editing-duration>
    <meta:editing-cycles>53</meta:editing-cycles>
    <meta:generator>LibreOffice/4.2.8.2$Linux_X86_64 LibreOffice_project/420m0$Build-2</meta:generator>
    <meta:printed-by>Art Zemon</meta:printed-by>
    <meta:print-date>2016-07-27T20:22:53.713108348</meta:print-date>
    <meta:document-statistic meta:object-count="189"/>
  </office:meta>
</office:document-meta>
</file>